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932*"/>
    </style:style>
    <style:style style:name="Table1.B" style:family="table-column">
      <style:table-column-properties style:rel-column-width="21568*"/>
    </style:style>
    <style:style style:name="Table1.C" style:family="table-column">
      <style:table-column-properties style:rel-column-width="2903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6214*"/>
    </style:style>
    <style:style style:name="Table2.B" style:family="table-column">
      <style:table-column-properties style:rel-column-width="3932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DropOut</text:p>
      <text:p text:style-name="P1">DropOut <text:s text:c="1"/>// DropOut </text:p>
      <text:h text:style-name="Heading_20_1" text:outline-level="1">Description</text:h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</table:table-row>
        <table:table-row>
          <table:table-cell table:style-name="Table2.A1" office:value-type="string">
    </table:table-cell>
          <table:table-cell table:style-name="Table2.A1" office:value-type="string">
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</table:table-cell>
          <table:table-cell table:style-name="Table3.A1" office:value-type="string">
    </table:table-cell>
        </table:table-row>
      </table:table>
      <text:h text:style-name="Heading_20_1" text:outline-level="1">Mathematical Definition</text:h>
      <text:h text:style-name="Heading_20_1" text:outline-level="1">C++ Interf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ropOut</dc:title>
  </office:meta>
</office:document-meta>
</file>